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ing Drupal on Ubuntu Linux</text:h>
      <text:p text:style-name="Text_20_body">This documentation provides a step-by-step guide on installing Drupal 10 with PHP 8.2 on an Ubuntu Linux system and setting up a second website once the first one is successfully configured.</text:p>
      <text:p text:style-name="Horizontal_20_Line"/>
      <text:h text:style-name="Heading_20_2" text:outline-level="2">Prerequisites</text:h>
      <text:p text:style-name="Text_20_body">Before you begin, ensure you have the following:</text:p>
      <text:list xml:id="list1866080011" text:style-name="L1">
        <text:list-item>
          <text:p text:style-name="P2">An Ubuntu Linux machine</text:p>
        </text:list-item>
        <text:list-item>
          <text:p text:style-name="P2">Sudo privileges</text:p>
        </text:list-item>
        <text:list-item>
          <text:p text:style-name="P2">Apache, MariaDB, and PHP 8.2 installed</text:p>
        </text:list-item>
      </text:list>
      <text:h text:style-name="Heading_20_3" text:outline-level="3">Step 1: Update System Packages</text:h>
      <text:p text:style-name="P1"><text:span text:style-name="Source_20_Text">sudo apt update &amp;&amp; sudo apt upgrade -y</text:span></text:p>
      <text:h text:style-name="Heading_20_3" text:outline-level="3">Step 2: Install Required Packages</text:h>
      <text:p text:style-name="P1"><text:span text:style-name="Source_20_Text">sudo apt install apache2 mariadb-server php8.2 libapache2-mod-php8.2 php8.2-mysql php8.2-xml php8.2-gd php8.2-curl php8.2-mbstring php8.2-zip unzip composer -y</text:span></text:p>
      <text:h text:style-name="Heading_20_3" text:outline-level="3">Step 3: Secure the Database Server</text:h>
      <text:p text:style-name="P1"><text:span text:style-name="Source_20_Text">sudo mysql_secure_installation</text:span></text:p>
      <text:p text:style-name="Text_20_body">Follow the prompts to enhance security.</text:p>
      <text:h text:style-name="Heading_20_3" text:outline-level="3">Step 4: Create a Database for Drupal</text:h>
      <text:p text:style-name="P1"><text:span text:style-name="Source_20_Text">sudo mariadb -u root -p</text:span></text:p>
      <text:p text:style-name="Text_20_body">Inside the MariaDB prompt, run:</text:p>
      <text:p text:style-name="Preformatted_20_Text"><text:span text:style-name="Source_20_Text">CREATE DATABASE drupal;</text:span></text:p>
      <text:p text:style-name="Preformatted_20_Text"><text:span text:style-name="Source_20_Text">CREATE USER 'drupaluser'@'localhost' IDENTIFIED BY 'your_password';</text:span></text:p>
      <text:p text:style-name="Preformatted_20_Text"><text:span text:style-name="Source_20_Text">GRANT ALL PRIVILEGES ON drupal.* TO 'drupaluser'@'localhost';</text:span></text:p>
      <text:p text:style-name="Preformatted_20_Text"><text:span text:style-name="Source_20_Text">FLUSH PRIVILEGES;</text:span></text:p>
      <text:p text:style-name="P1"><text:span text:style-name="Source_20_Text">EXIT;</text:span></text:p>
      <text:h text:style-name="Heading_20_3" text:outline-level="3">Step 5: Download and Set Up Drupal Using Composer</text:h>
      <text:p text:style-name="Preformatted_20_Text"><text:span text:style-name="Source_20_Text">cd /var/www/html</text:span></text:p>
      <text:p text:style-name="Preformatted_20_Text"><text:span text:style-name="Source_20_Text">sudo composer create-project drupal/recommended-project:10 drupal</text:span></text:p>
      <text:p text:style-name="Preformatted_20_Text"><text:span text:style-name="Source_20_Text">sudo chown -R www-data:www-data /var/www/html/drupal</text:span></text:p>
      <text:p text:style-name="P1"><text:span text:style-name="Source_20_Text">sudo chmod -R 755 /var/www/html/drupal</text:span></text:p>
      <text:h text:style-name="Heading_20_3" text:outline-level="3">Step 6: Configure Apache for Drupal</text:h>
      <text:p text:style-name="Text_20_body">Create a new virtual host configuration file:</text:p>
      <text:p text:style-name="P1"><text:soft-page-break/><text:span text:style-name="Source_20_Text">sudo nano /etc/apache2/sites-available/drupal.conf</text:span></text:p>
      <text:p text:style-name="Text_20_body">Add the following configuration:</text:p>
      <text:p text:style-name="Preformatted_20_Text"><text:span text:style-name="Source_20_Text">&lt;VirtualHost *:80&gt;</text:span></text:p>
      <text:p text:style-name="Preformatted_20_Text"><text:span text:style-name="Source_20_Text"><text:s text:c="4"/>ServerAdmin admin@yourdomain.com</text:span></text:p>
      <text:p text:style-name="Preformatted_20_Text"><text:span text:style-name="Source_20_Text"><text:s text:c="4"/>DocumentRoot /var/www/html/drupal/web</text:span></text:p>
      <text:p text:style-name="Preformatted_20_Text"><text:span text:style-name="Source_20_Text"><text:s text:c="4"/>ServerName localhost</text:span></text:p>
      <text:p text:style-name="Preformatted_20_Text"/>
      <text:p text:style-name="Preformatted_20_Text"><text:span text:style-name="Source_20_Text"><text:s text:c="4"/>&lt;Directory /var/www/html/drupal/web&gt;</text:span></text:p>
      <text:p text:style-name="Preformatted_20_Text"><text:span text:style-name="Source_20_Text"><text:s text:c="8"/>AllowOverride All</text:span></text:p>
      <text:p text:style-name="Preformatted_20_Text"><text:span text:style-name="Source_20_Text"><text:s text:c="8"/>Require all granted</text:span></text:p>
      <text:p text:style-name="Preformatted_20_Text"><text:span text:style-name="Source_20_Text"><text:s text:c="4"/>&lt;/Directory&gt;</text:span></text:p>
      <text:p text:style-name="Preformatted_20_Text"/>
      <text:p text:style-name="Preformatted_20_Text"><text:span text:style-name="Source_20_Text"><text:s text:c="4"/>ErrorLog ${APACHE_LOG_DIR}/error.log</text:span></text:p>
      <text:p text:style-name="Preformatted_20_Text"><text:span text:style-name="Source_20_Text"><text:s text:c="4"/>CustomLog ${APACHE_LOG_DIR}/access.log combined</text:span></text:p>
      <text:p text:style-name="P1"><text:span text:style-name="Source_20_Text">&lt;/VirtualHost&gt;</text:span></text:p>
      <text:p text:style-name="Text_20_body">Save and exit.</text:p>
      <text:h text:style-name="Heading_20_3" text:outline-level="3">Step 7: Enable Configuration and Restart Apache</text:h>
      <text:p text:style-name="Preformatted_20_Text"><text:span text:style-name="Source_20_Text">sudo a2ensite drupal.conf</text:span></text:p>
      <text:p text:style-name="Preformatted_20_Text"><text:span text:style-name="Source_20_Text">sudo a2enmod rewrite</text:span></text:p>
      <text:p text:style-name="P1"><text:span text:style-name="Source_20_Text">sudo systemctl restart apache2</text:span></text:p>
      <text:h text:style-name="Heading_20_3" text:outline-level="3">Step 8: Complete the Installation via Web Browser</text:h>
      <text:p text:style-name="Text_20_body">Open a browser and visit:</text:p>
      <text:p text:style-name="P1"><text:span text:style-name="Source_20_Text">http://localhost</text:span></text:p>
      <text:p text:style-name="Text_20_body">Follow the on-screen instructions to configure Drupal.</text:p>
      <text:p text:style-name="Horizontal_20_Line"/>
      <text:h text:style-name="Heading_20_1" text:outline-level="1">Creating a Second Drupal Website</text:h>
      <text:h text:style-name="Heading_20_3" text:outline-level="3">Step 1: Create a New Drupal Directory Using Composer</text:h>
      <text:p text:style-name="Preformatted_20_Text"><text:span text:style-name="Source_20_Text">cd /var/www/html</text:span></text:p>
      <text:p text:style-name="Preformatted_20_Text"><text:span text:style-name="Source_20_Text">sudo composer create-project drupal/recommended-project:10 mall_drupal</text:span></text:p>
      <text:p text:style-name="P1"><text:span text:style-name="Source_20_Text">sudo chown -R www-data:www-data /var/www/html/mall_drupal</text:span></text:p>
      <text:h text:style-name="Heading_20_3" text:outline-level="3">Step 2: Create a New Database</text:h>
      <text:p text:style-name="P1"><text:span text:style-name="Source_20_Text">sudo mariadb -u root -p</text:span></text:p>
      <text:p text:style-name="Text_20_body">Inside the MariaDB prompt, run:</text:p>
      <text:p text:style-name="Preformatted_20_Text"><text:span text:style-name="Source_20_Text">CREATE DATABASE mall_drupal;</text:span></text:p>
      <text:p text:style-name="Preformatted_20_Text"><text:span text:style-name="Source_20_Text">CREATE USER 'malluser'@'localhost' IDENTIFIED BY 'your_password';</text:span></text:p>
      <text:p text:style-name="Preformatted_20_Text"><text:span text:style-name="Source_20_Text">GRANT ALL PRIVILEGES ON mall_drupal.* TO 'malluser'@'localhost';</text:span></text:p>
      <text:p text:style-name="Preformatted_20_Text"><text:span text:style-name="Source_20_Text">FLUSH PRIVILEGES;</text:span></text:p>
      <text:p text:style-name="P1"><text:span text:style-name="Source_20_Text">EXIT;</text:span></text:p>
      <text:h text:style-name="Heading_20_3" text:outline-level="3"><text:soft-page-break/>Step 3: Configure Apache for the Second Website</text:h>
      <text:p text:style-name="P1"><text:span text:style-name="Source_20_Text">sudo nano /etc/apache2/sites-available/mall.conf</text:span></text:p>
      <text:p text:style-name="Text_20_body">Add the following configuration:</text:p>
      <text:p text:style-name="Preformatted_20_Text"><text:span text:style-name="Source_20_Text">&lt;VirtualHost *:80&gt;</text:span></text:p>
      <text:p text:style-name="Preformatted_20_Text"><text:span text:style-name="Source_20_Text"><text:s text:c="4"/>ServerAdmin admin@yourdomain.com</text:span></text:p>
      <text:p text:style-name="Preformatted_20_Text"><text:span text:style-name="Source_20_Text"><text:s text:c="4"/>DocumentRoot /var/www/html/mall_drupal/web</text:span></text:p>
      <text:p text:style-name="Preformatted_20_Text"><text:span text:style-name="Source_20_Text"><text:s text:c="4"/>ServerName mall.localhost</text:span></text:p>
      <text:p text:style-name="Preformatted_20_Text"/>
      <text:p text:style-name="Preformatted_20_Text"><text:span text:style-name="Source_20_Text"><text:s text:c="4"/>&lt;Directory /var/www/html/mall_drupal/web&gt;</text:span></text:p>
      <text:p text:style-name="Preformatted_20_Text"><text:span text:style-name="Source_20_Text"><text:s text:c="8"/>AllowOverride All</text:span></text:p>
      <text:p text:style-name="Preformatted_20_Text"><text:span text:style-name="Source_20_Text"><text:s text:c="8"/>Require all granted</text:span></text:p>
      <text:p text:style-name="Preformatted_20_Text"><text:span text:style-name="Source_20_Text"><text:s text:c="4"/>&lt;/Directory&gt;</text:span></text:p>
      <text:p text:style-name="Preformatted_20_Text"/>
      <text:p text:style-name="Preformatted_20_Text"><text:span text:style-name="Source_20_Text"><text:s text:c="4"/>ErrorLog ${APACHE_LOG_DIR}/mall_error.log</text:span></text:p>
      <text:p text:style-name="Preformatted_20_Text"><text:span text:style-name="Source_20_Text"><text:s text:c="4"/>CustomLog ${APACHE_LOG_DIR}/mall_access.log combined</text:span></text:p>
      <text:p text:style-name="P1"><text:span text:style-name="Source_20_Text">&lt;/VirtualHost&gt;</text:span></text:p>
      <text:p text:style-name="Text_20_body">Save and exit.</text:p>
      <text:h text:style-name="Heading_20_3" text:outline-level="3">Step 4: Enable the New Site and Restart Apache</text:h>
      <text:p text:style-name="Preformatted_20_Text"><text:span text:style-name="Source_20_Text">sudo a2ensite mall.conf</text:span></text:p>
      <text:p text:style-name="P1"><text:span text:style-name="Source_20_Text">sudo systemctl restart apache2</text:span></text:p>
      <text:h text:style-name="Heading_20_3" text:outline-level="3">Step 5: Complete the Installation via Web Browser</text:h>
      <text:p text:style-name="Text_20_body">Open a browser and visit:</text:p>
      <text:p text:style-name="P1"><text:span text:style-name="Source_20_Text">http://mall.localhost</text:span></text:p>
      <text:p text:style-name="Text_20_body">Follow the on-screen instructions to configure the second Drupal site.</text:p>
      <text:p text:style-name="Horizontal_20_Line"/>
      <text:p text:style-name="Text_20_body">This guide ensures you have a fully functional Drupal 10 installation with PHP 8.2 and the ability to add additional sites as needed. Let me know if you need any modifications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6:36:07.898740212</meta:creation-date>
    <dc:date>2025-03-26T16:37:13.105593108</dc:date>
    <meta:editing-duration>PT1M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87" meta:word-count="425" meta:character-count="3410" meta:non-whitespace-character-count="2987"/>
  </office:meta>
</office:document-meta>
</file>